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05dd38" officeooo:paragraph-rsid="0005dd38" style:font-size-asian="12pt" style:font-size-complex="12pt"/>
    </style:style>
    <style:style style:name="P3" style:family="paragraph" style:parent-style-name="Standard">
      <style:text-properties style:font-name="Arial" fo:font-size="12pt" officeooo:rsid="0005dd38" officeooo:paragraph-rsid="000729ac" style:font-size-asian="12pt" style:font-size-complex="12pt"/>
    </style:style>
    <style:style style:name="P4" style:family="paragraph" style:parent-style-name="Standard">
      <style:text-properties style:font-name="Arial" fo:font-size="12pt" officeooo:rsid="0005dd38" officeooo:paragraph-rsid="000870b4" style:font-size-asian="12pt" style:font-size-complex="12pt"/>
    </style:style>
    <style:style style:name="P5" style:family="paragraph" style:parent-style-name="Standard">
      <style:text-properties style:font-name="Arial" fo:font-size="12pt" officeooo:rsid="000870b4" officeooo:paragraph-rsid="000870b4" style:font-size-asian="12pt" style:font-size-complex="12pt"/>
    </style:style>
    <style:style style:name="P6" style:family="paragraph" style:parent-style-name="Standard">
      <style:text-properties style:font-name="Arial" fo:font-size="12pt" officeooo:rsid="0009cc15" officeooo:paragraph-rsid="0009cc15" style:font-size-asian="12pt" style:font-size-complex="12pt"/>
    </style:style>
    <style:style style:name="P7" style:family="paragraph" style:parent-style-name="Standard">
      <style:text-properties style:font-name="Arial" fo:font-size="12pt" officeooo:rsid="0009f6d5" officeooo:paragraph-rsid="0009f6d5" style:font-size-asian="12pt" style:font-size-complex="12pt"/>
    </style:style>
    <style:style style:name="P8" style:family="paragraph" style:parent-style-name="Standard">
      <style:text-properties style:font-name="Arial" fo:font-size="12pt" officeooo:rsid="000b24c1" officeooo:paragraph-rsid="000b24c1" style:font-size-asian="12pt" style:font-size-complex="12pt"/>
    </style:style>
    <style:style style:name="P9" style:family="paragraph" style:parent-style-name="Standard">
      <style:text-properties style:font-name="Arial" fo:font-size="12pt" officeooo:rsid="000b24c1" officeooo:paragraph-rsid="000d001d" style:font-size-asian="12pt" style:font-size-complex="12pt"/>
    </style:style>
    <style:style style:name="P10" style:family="paragraph" style:parent-style-name="Standard">
      <style:text-properties style:font-name="Arial" fo:font-size="12pt" officeooo:rsid="000cde1b" officeooo:paragraph-rsid="000cde1b" style:font-size-asian="12pt" style:font-size-complex="12pt"/>
    </style:style>
    <style:style style:name="P11" style:family="paragraph" style:parent-style-name="Standard">
      <style:text-properties style:font-name="Arial" fo:font-size="12pt" officeooo:rsid="000cde1b" officeooo:paragraph-rsid="000d001d" style:font-size-asian="12pt" style:font-size-complex="12pt"/>
    </style:style>
    <style:style style:name="P12" style:family="paragraph" style:parent-style-name="Standard">
      <style:text-properties style:font-name="Arial" fo:font-size="12pt" style:text-underline-style="solid" style:text-underline-width="auto" style:text-underline-color="font-color" officeooo:rsid="0005dd38" officeooo:paragraph-rsid="000870b4" style:font-size-asian="12pt" style:font-size-complex="12pt"/>
    </style:style>
    <style:style style:name="P13" style:family="paragraph" style:parent-style-name="Standard">
      <style:text-properties officeooo:paragraph-rsid="000870b4"/>
    </style:style>
    <style:style style:name="P14" style:family="paragraph" style:parent-style-name="Standard">
      <style:text-properties style:font-name="Courier New" fo:font-size="9pt" style:font-size-asian="9pt" style:font-size-complex="9pt"/>
    </style:style>
    <style:style style:name="P15" style:family="paragraph" style:parent-style-name="Standard">
      <style:text-properties style:font-name="Courier New" fo:font-size="9pt" officeooo:rsid="000d001d" officeooo:paragraph-rsid="000d001d" style:font-size-asian="9pt" style:font-size-complex="9pt"/>
    </style:style>
    <style:style style:name="P16" style:family="paragraph" style:parent-style-name="Standard">
      <style:text-properties style:font-name="Courier New" fo:font-size="9pt" officeooo:rsid="000d001d" officeooo:paragraph-rsid="000db4ca" style:font-size-asian="9pt" style:font-size-complex="9pt"/>
    </style:style>
    <style:style style:name="P17" style:family="paragraph" style:parent-style-name="Standard">
      <style:text-properties style:font-name="Courier New" fo:font-size="9pt" officeooo:rsid="000db4ca" officeooo:paragraph-rsid="000db4ca" style:font-size-asian="9pt" style:font-size-complex="9pt"/>
    </style:style>
    <style:style style:name="P18" style:family="paragraph" style:parent-style-name="Standard">
      <style:text-properties style:font-name="Courier New" fo:font-size="9pt" officeooo:rsid="000cde1b" officeooo:paragraph-rsid="000d001d" style:font-size-asian="9pt" style:font-size-complex="9pt"/>
    </style:style>
    <style:style style:name="P19" style:family="paragraph" style:parent-style-name="Standard">
      <style:text-properties style:font-name="Courier New" fo:font-size="9pt" officeooo:rsid="000cde1b" officeooo:paragraph-rsid="000cde1b" style:font-size-asian="9pt" style:font-size-complex="9pt"/>
    </style:style>
    <style:style style:name="P20" style:family="paragraph" style:parent-style-name="Standard">
      <style:text-properties style:font-name="Courier New" fo:font-size="9pt" officeooo:rsid="000f4913" officeooo:paragraph-rsid="000f4913" style:font-size-asian="9pt" style:font-size-complex="9pt"/>
    </style:style>
    <style:style style:name="P21" style:family="paragraph" style:parent-style-name="Standard">
      <style:text-properties style:font-name="Courier New" fo:font-size="9pt" officeooo:rsid="0010cb10" officeooo:paragraph-rsid="0010cb10" style:font-size-asian="9pt" style:font-size-complex="9pt"/>
    </style:style>
    <style:style style:name="P22" style:family="paragraph" style:parent-style-name="Standard">
      <style:text-properties style:font-name="Courier New" fo:font-size="9pt" officeooo:paragraph-rsid="000db4ca" style:font-size-asian="9pt" style:font-size-complex="9pt"/>
    </style:style>
    <style:style style:name="P23" style:family="paragraph" style:parent-style-name="Standard">
      <style:text-properties style:font-name="Courier New" fo:font-size="9pt" officeooo:paragraph-rsid="00127b7b" style:font-size-asian="9pt" style:font-size-complex="9pt"/>
    </style:style>
    <style:style style:name="P24" style:family="paragraph" style:parent-style-name="Standard">
      <style:text-properties style:font-name="Courier New" fo:font-size="9pt" officeooo:paragraph-rsid="0012815d" style:font-size-asian="9pt" style:font-size-complex="9pt"/>
    </style:style>
    <style:style style:name="P25" style:family="paragraph" style:parent-style-name="Standard">
      <style:text-properties style:font-name="Courier New" fo:font-size="9pt" officeooo:rsid="0014532f" officeooo:paragraph-rsid="0014532f" style:font-size-asian="9pt" style:font-size-complex="9pt"/>
    </style:style>
    <style:style style:name="P26" style:family="paragraph" style:parent-style-name="Standard">
      <style:text-properties style:font-name="Courier New" fo:font-size="9pt" officeooo:rsid="0014532f" officeooo:paragraph-rsid="001585a1" style:font-size-asian="9pt" style:font-size-complex="9pt"/>
    </style:style>
    <style:style style:name="P27" style:family="paragraph" style:parent-style-name="Standard">
      <style:text-properties style:font-name="Courier New" fo:font-size="9pt" officeooo:paragraph-rsid="0014532f" style:font-size-asian="9pt" style:font-size-complex="9pt"/>
    </style:style>
    <style:style style:name="P28" style:family="paragraph" style:parent-style-name="Standard">
      <style:text-properties style:font-name="Courier New" fo:font-size="9pt" officeooo:rsid="001585a1" officeooo:paragraph-rsid="001585a1" style:font-size-asian="9pt" style:font-size-complex="9pt"/>
    </style:style>
    <style:style style:name="P29" style:family="paragraph" style:parent-style-name="Standard">
      <style:paragraph-properties fo:break-before="page"/>
      <style:text-properties style:font-name="Courier New" fo:font-size="9pt" officeooo:paragraph-rsid="000db4ca" style:font-size-asian="9pt" style:font-size-complex="9pt"/>
    </style:style>
    <style:style style:name="T1" style:family="text">
      <style:text-properties officeooo:rsid="000729ac"/>
    </style:style>
    <style:style style:name="T2" style:family="text">
      <style:text-properties officeooo:rsid="000870b4"/>
    </style:style>
    <style:style style:name="T3" style:family="text">
      <style:text-properties style:font-name="Arial" fo:font-size="12pt" officeooo:rsid="000870b4" style:font-size-asian="12pt" style:font-size-complex="12pt"/>
    </style:style>
    <style:style style:name="T4" style:family="text">
      <style:text-properties style:font-name="Arial" fo:font-size="12pt" officeooo:rsid="0010cb10" style:font-size-asian="12pt" style:font-size-complex="12pt"/>
    </style:style>
    <style:style style:name="T5" style:family="text">
      <style:text-properties officeooo:rsid="0009cc15"/>
    </style:style>
    <style:style style:name="T6" style:family="text">
      <style:text-properties officeooo:rsid="0009f6d5"/>
    </style:style>
    <style:style style:name="T7" style:family="text">
      <style:text-properties officeooo:rsid="000cde1b"/>
    </style:style>
    <style:style style:name="T8" style:family="text">
      <style:text-properties officeooo:rsid="000d001d"/>
    </style:style>
    <style:style style:name="T9" style:family="text">
      <style:text-properties officeooo:rsid="000db4ca"/>
    </style:style>
    <style:style style:name="T10" style:family="text">
      <style:text-properties officeooo:rsid="0010cb10"/>
    </style:style>
    <style:style style:name="T11" style:family="text">
      <style:text-properties officeooo:rsid="001256f0"/>
    </style:style>
    <style:style style:name="T12" style:family="text">
      <style:text-properties officeooo:rsid="00127b7b"/>
    </style:style>
    <style:style style:name="T13" style:family="text">
      <style:text-properties officeooo:rsid="0012815d"/>
    </style:style>
    <style:style style:name="T14" style:family="text">
      <style:text-properties officeooo:rsid="0014532f"/>
    </style:style>
    <style:style style:name="T15" style:family="text">
      <style:text-properties style:font-name="Courier New" fo:font-size="9pt" style:font-size-asian="9pt" style:font-size-complex="9pt"/>
    </style:style>
    <style:style style:name="T16" style:family="text">
      <style:text-properties style:font-name="Courier New" fo:font-size="9pt" officeooo:rsid="0014532f" style:font-size-asian="9pt" style:font-size-complex="9pt"/>
    </style:style>
    <style:style style:name="T17" style:family="text">
      <style:text-properties officeooo:rsid="001585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Task Scheduling in an Arduino Environment</text:span></text:p>
      <text:p text:style-name="P4"/>
      <text:p text:style-name="P13"><text:span text:style-name="T3">Once you get to complex </text:span><text:span text:style-name="T4">real time </text:span><text:span text:style-name="T3">Arduino software, you may wish you had the task scheduling capabilities of a modern operating system. You can actually do that, by using a Real Time Operating system, such as FreeRTOS: </text:span></text:p>
      <text:p text:style-name="P13"><text:span text:style-name="T3"><text:s text:c="7"/>( </text:span><text:a xlink:type="simple" xlink:href="https://create.arduino.cc/projecthub/feilipu/using-freertos-multi-tasking-in-arduino-ebc3cc" text:style-name="Internet_20_link" text:visited-style-name="Visited_20_Internet_20_Link">https://create.arduino.cc/projecthub/feilipu/using-freertos-multi-tasking-in-arduino-ebc3cc</text:a> <text:span text:style-name="T3"><text:s/>)</text:span></text:p>
      <text:p text:style-name="P2"/>
      <text:p text:style-name="P5">Another approach is to implement a simple task scheduling system within the Arduino environment. What follows is a description of one approach to do that.</text:p>
      <text:p text:style-name="P5"/>
      <text:p text:style-name="P6">Some of the capabilities are:</text:p>
      <text:p text:style-name="P2"/>
      <text:p text:style-name="P2">- handles tasks that occur at a fixed frequency</text:p>
      <text:p text:style-name="P2">- handles tasks that just need to be executed once (Like the forking concept in Linux)</text:p>
      <text:p text:style-name="P2">- <text:span text:style-name="T5">executes higher priority tasks first (without pre-empting)</text:span></text:p>
      <text:p text:style-name="P2">- gives tasks initiated by interrupts top priority when multiple tasks can be executed</text:p>
      <text:p text:style-name="P2">- <text:span text:style-name="T5">allows tasks initiated by interrupts to be executed in the background before the next clock tick</text:span></text:p>
      <text:p text:style-name="P3">- minimizes interrupt task latency due to waiting for other tasks to complete</text:p>
      <text:p text:style-name="P3"/>
      <text:p text:style-name="P7">Things this scheme can not do:</text:p>
      <text:p text:style-name="P7">- pre-empt a running task to run a higher priority one. All tasks run to completion, once started, with interrupts occurring as required</text:p>
      <text:p text:style-name="P7">- run a background handler triggered by an interrupt before the currently executing task has completed.</text:p>
      <text:p text:style-name="P3"/>
      <text:p text:style-name="P3"><text:span text:style-name="T1">Design overview:</text:span></text:p>
      <text:p text:style-name="P3"/>
      <text:p text:style-name="P6">For discussion purposes, we’ll <text:span text:style-name="T6">make the following assumptions:</text:span></text:p>
      <text:p text:style-name="P6">- <text:span text:style-name="T6">timers are based on an interrupt occurring every 20 microseconds, or a frequency of 50 KHz</text:span></text:p>
      <text:p text:style-name="P6">- <text:span text:style-name="T6">we have </text:span>tasks T1_<text:span text:style-name="T7">Task</text:span> through T4_<text:span text:style-name="T7">Task</text:span> that each run at their own frequency, <text:span text:style-name="T7">(T1_Freq...) , in Hz</text:span></text:p>
      <text:p text:style-name="P6">- <text:span text:style-name="T6">we have a </text:span>task <text:s/>U1_<text:span text:style-name="T7">Task</text:span> that is executed <text:span text:style-name="T6">o</text:span>n demand, <text:span text:style-name="T6">perhaps after a delay,</text:span> initiated by another task</text:p>
      <text:p text:style-name="P6"/>
      <text:p text:style-name="P8">Each task has a counter (T1_<text:span text:style-name="T7">Cnt</text:span>, <text:span text:style-name="T7">T</text:span>2_<text:span text:style-name="T7">Cnt</text:span>...) <text:s/>associated with it that tracks the number of timer interrupts remaining before the timer expires and the task is executed. This counter can have these values:</text:p>
      <text:p text:style-name="P8"/>
      <text:p text:style-name="P8"><text:s text:c="4"/>-1 <text:s text:c="2"/>means the task is suspended and no timer is running</text:p>
      <text:p text:style-name="P8"/>
      <text:p text:style-name="P8"><text:s text:c="5"/>0 <text:s text:c="2"/>means that the task is ready to execute. </text:p>
      <text:p text:style-name="P8"><text:s text:c="10"/>Task U1 would be requested by writing 0 to its counter</text:p>
      <text:p text:style-name="P8"/>
      <text:p text:style-name="P8"><text:s text:c="4"/>+n <text:s/>means “n” more timer interrupts are needed before the timer expires and the task is run</text:p>
      <text:p text:style-name="P9"><text:s text:c="10"/>To execute a task <text:span text:style-name="T8">1</text:span> at <text:span text:style-name="T8">T1_Freq</text:span>, the counter is initialized to (1,000,000 / <text:span text:style-name="T8">T1_Freq</text:span>) / 20, <text:span text:style-name="T8">or</text:span></text:p>
      <text:p text:style-name="P9"><text:span text:style-name="T8"><text:s text:c="10"/>more</text:span> <text:span text:style-name="T8">simply, 50000 / T1_Freq</text:span></text:p>
      <text:p text:style-name="P3"><text:s/></text:p>
      <text:p text:style-name="P8">The timers are initialized to their interrupt count, and count downwards towards 0. This allows the time interval to be variable (when the timer is reset) and supports having a zero value for a task that another task wants to initiate.</text:p>
      <text:p text:style-name="P8"/>
      <text:p text:style-name="P8"><text:soft-page-break/>NOTE: It is the responsibility of the task to reset the timer by putting a new value into it. This would typically be the timer length expressed in timer interrupts, but could be -1 to disable the task until further notice. Leaving the value at 0 will cause the task to be executed once per timer interrupt.</text:p>
      <text:p text:style-name="P1"/>
      <text:p text:style-name="P10">The Arduino <text:span text:style-name="T14">l</text:span>oop() routine consists of code that checks for tasks to execute, and nothing else. It spends most of it’s time in a spin lock, wait for the timer interrupt to set a flag indicating that the next interrupt has occurred. When this happens, it scans down the list of tasks, decrementing the timer counter where appropriate, and executing tasks when appropriate.</text:p>
      <text:p text:style-name="P10"/>
      <text:p text:style-name="P10">This scan is done from top priority task to lowest priority, and the scan restarts at the top priority task every time a task is completed. This ensures that tasks initiated by interrupts or the previously running task itself get executed in priority order.</text:p>
      <text:p text:style-name="P10"/>
      <text:p text:style-name="P10">When no more tasks remain to be executed, the <text:span text:style-name="T14">l</text:span>oop() routine returns to the spin lock, awaiting the next timer interrupt. The resulting code would look something like this:</text:p>
      <text:p text:style-name="P11"/>
      <text:p text:style-name="P15"/>
      <text:p text:style-name="P15">long T1_cnt, T2_Cnt, T3_Cnt, T4_Cnt, U1_Cnt</text:p>
      <text:p text:style-name="P15"/>
      <text:p text:style-name="P15"><text:span text:style-name="T9">volatile </text:span>boolean saw_20usec_int, ran_a_task</text:p>
      <text:p text:style-name="P16"/>
      <text:p text:style-name="P15"><text:span text:style-name="T10">long</text:span> T1_Freq = 500; <text:s text:c="2"/>// <text:span text:style-name="T10">long size allows task frequencies slower than once per hour</text:span></text:p>
      <text:p text:style-name="P15"><text:span text:style-name="T10">long</text:span> T2_Freq = 250;</text:p>
      <text:p text:style-name="P15"><text:span text:style-name="T10">long</text:span> T3_Freq = 200;</text:p>
      <text:p text:style-name="P15"><text:span text:style-name="T10">long</text:span> T4_Freq = 100;</text:p>
      <text:p text:style-name="P15"/>
      <text:p text:style-name="P15">void setup() <text:s/>{</text:p>
      <text:p text:style-name="P15"><text:s text:c="4"/>T1_Cnt = 50000 / T1_Freq; <text:s text:c="2"/>// number of timer interrupts to achieve this frequency</text:p>
      <text:p text:style-name="P15"><text:s text:c="4"/>T2_Cnt = 50000 / T2_Freq;</text:p>
      <text:p text:style-name="P15"><text:s text:c="4"/>T3_Cnt = 50000 / T3_Freq;</text:p>
      <text:p text:style-name="P15"><text:s text:c="4"/>T4_Cnt = 50000 / T4_Freq;</text:p>
      <text:p text:style-name="P15"><text:s text:c="4"/>U1_Cnt = -1 <text:s text:c="16"/>// On demand task is suspended until needed</text:p>
      <text:p text:style-name="P17">}</text:p>
      <text:p text:style-name="P17"/>
      <text:p text:style-name="P17">void IRAM_ATTR onTimer() <text:s/>{</text:p>
      <text:p text:style-name="P17"><text:s text:c="4"/>saw_20usec_int = TRUE; <text:s text:c="5"/>// let scheduler in <text:span text:style-name="T14">l</text:span>oop() know we had an interrupt</text:p>
      <text:p text:style-name="P17">// maybe do some stepper / wheel manipulations here as well</text:p>
      <text:p text:style-name="P17">}</text:p>
      <text:p text:style-name="P18"/>
      <text:p text:style-name="P20">void T1_Task() <text:s/>{</text:p>
      <text:p text:style-name="P20"><text:s text:c="4"/>// <text:s/>...processing associated with the task...</text:p>
      <text:p text:style-name="P20"><text:s text:c="4"/>// <text:s/>T1 decides we need to run task U1 after a delay of <text:span text:style-name="T10">half a second</text:span></text:p>
      <text:p text:style-name="P20"><text:s text:c="4"/><text:span text:style-name="T10">U1_Cnt = 50000 / 2 ; <text:s text:c="8"/>// running every half second is same as 2 Hz</text:span></text:p>
      <text:p text:style-name="P20"><text:s text:c="4"/>// <text:span text:style-name="T10">end of T1 task processing</text:span></text:p>
      <text:p text:style-name="P20"><text:s text:c="4"/>T1_Cnt = 50000 / T1_Freq ; <text:s text:c="2"/>// reset task timer</text:p>
      <text:p text:style-name="P20">}</text:p>
      <text:p text:style-name="P19"/>
      <text:p text:style-name="P21">void U1_Task() <text:s/>{</text:p>
      <text:p text:style-name="P19"><text:s text:c="5"/>// ...<text:span text:style-name="T10">processing associated with the task...</text:span> </text:p>
      <text:p text:style-name="P19"><text:s text:c="5"/><text:span text:style-name="T10">U1_Cnt = -1 ; <text:s text:c="14"/>// suspend this task until it’s requested again</text:span></text:p>
      <text:p text:style-name="P21">}</text:p>
      <text:p text:style-name="P21"/>
      <text:p text:style-name="P22"/>
      <text:p text:style-name="P29"><text:span text:style-name="T9">void loop() <text:s/>{</text:span></text:p>
      <text:p text:style-name="P22"/>
      <text:p text:style-name="P28">if(saw_20usec_tick == TRUE)</text:p>
      <text:p text:style-name="Standard"><text:span text:style-name="T15">{ <text:s text:c="2"/>saw_20usec_tick = </text:span><text:span text:style-name="T16">FALSE</text:span><text:span text:style-name="T15"> ; <text:s text:c="3"/>// prepare for interrupt to signal next tick</text:span></text:p>
      <text:p text:style-name="P14"><text:s text:c="4"/>ran_a_task = <text:span text:style-name="T14">TRUE</text:span> ; <text:s text:c="9"/>// set up for first scan through tasks</text:p>
      <text:p text:style-name="P14"/>
      <text:p text:style-name="P14"><text:s text:c="4"/>while (ran_a_task == <text:span text:style-name="T14">TRUE</text:span>) <text:s text:c="2"/>// keep going until no tasks left to run</text:p>
      <text:p text:style-name="P14"><text:s text:c="4"/>{ <text:s text:c="2"/><text:span text:style-name="T12">while ( 1 == 1 ) <text:s text:c="8"/>// dummy container loop so break gets back to top priority</text:span></text:p>
      <text:p text:style-name="P14"><text:s text:c="8"/><text:span text:style-name="T12">{</text:span> <text:s/><text:span text:style-name="T11">ran_a_task = FALSE ; <text:s/>// initialize flag: so far, no task was executed</text:span></text:p>
      <text:p text:style-name="P14"/>
      <text:p text:style-name="P14">// <text:span text:style-name="T13">adjust timer counter for T1 task, and see if it should run</text:span></text:p>
      <text:p text:style-name="P14"><text:s text:c="11"/>if (<text:span text:style-name="T12">T1_cnt</text:span> &gt; 0 ) <text:s text:c="5"/>// if there's a counter running for th<text:span text:style-name="T13">e top priority</text:span> task</text:p>
      <text:p text:style-name="P14"><text:s text:c="11"/>{ <text:s text:c="3"/><text:span text:style-name="T12">T1_Cnt</text:span> --<text:span text:style-name="T11">=</text:span> <text:s/>; <text:s text:c="3"/>// decrement it</text:p>
      <text:p text:style-name="P14"><text:s text:c="11"/><text:span text:style-name="T11">}</text:span></text:p>
      <text:p text:style-name="P14"><text:s text:c="11"/>if ( <text:span text:style-name="T12">T1_Cnt</text:span> == 0) <text:s text:c="4"/>// if it got to <text:span text:style-name="T11">0</text:span>, <text:span text:style-name="T11">or already was 0, </text:span>execute task</text:p>
      <text:p text:style-name="P14"><text:s text:c="11"/>{ <text:s text:c="3"/><text:span text:style-name="T13">T1_Task ;</text:span> <text:s text:c="7"/>//<text:span text:style-name="T13">call the task, </text:span><text:s/>which would also set new value into <text:span text:style-name="T12">T1_Cnt</text:span></text:p>
      <text:p text:style-name="P14"><text:s text:c="16"/>ran_a_task = <text:span text:style-name="T14">TRUE</text:span> ; // <text:span text:style-name="T12">flag that we did run a task</text:span></text:p>
      <text:p text:style-name="P14"><text:s text:c="16"/>break ; <text:s text:c="9"/>// exit from <text:span text:style-name="T12">inner while, which restarts the outer </text:span>while</text:p>
      <text:p text:style-name="P14"><text:s text:c="11"/><text:span text:style-name="T12">}</text:span></text:p>
      <text:p text:style-name="P14"/>
      <text:p text:style-name="P14">// ... <text:span text:style-name="T13">and so on, for all tasks, including the U1 task ...</text:span></text:p>
      <text:p text:style-name="P14"/>
      <text:p text:style-name="P23"><text:s text:c="11"/>if (<text:span text:style-name="T12">T4_cnt</text:span> &gt; 0 ) <text:s text:c="5"/>// if there's a counter running for <text:span text:style-name="T13">priority 4</text:span> task</text:p>
      <text:p text:style-name="P23"><text:s text:c="11"/>{ <text:s text:c="3"/><text:span text:style-name="T12">T4_Cnt</text:span> --<text:span text:style-name="T11">=</text:span> ; <text:s text:c="4"/>// decrement it</text:p>
      <text:p text:style-name="P23"><text:s text:c="11"/><text:span text:style-name="T11">}</text:span></text:p>
      <text:p text:style-name="P23"><text:s text:c="11"/>if ( <text:span text:style-name="T12">T4_Cnt</text:span> == 0) <text:s text:c="4"/>// if it got to <text:span text:style-name="T11">0</text:span>, <text:span text:style-name="T11">or already was 0, </text:span>execute task </text:p>
      <text:p text:style-name="P23"><text:s text:c="11"/>{ <text:s text:c="3"/><text:span text:style-name="T13">T4_Task ;</text:span> <text:s text:c="7"/>//<text:span text:style-name="T13">call the task,</text:span> which would also set new value into <text:span text:style-name="T12">T4_Cnt</text:span></text:p>
      <text:p text:style-name="P27"><text:s text:c="16"/>ran_a_task = <text:span text:style-name="T14">TRUE</text:span> ; // <text:span text:style-name="T12">flag that we did run a task</text:span></text:p>
      <text:p text:style-name="P23"><text:s text:c="16"/>break ; <text:s text:c="9"/>// exit from <text:span text:style-name="T12">inner while, which restarts the outer </text:span>while</text:p>
      <text:p text:style-name="P23"><text:s text:c="11"/><text:span text:style-name="T12">}</text:span></text:p>
      <text:p text:style-name="P14"/>
      <text:p text:style-name="P24"><text:s text:c="11"/>if (<text:span text:style-name="T13">U1_cnt</text:span> &gt; 0) <text:s text:c="5"/>// if there's a counter running for <text:span text:style-name="T13">on-demand</text:span> task</text:p>
      <text:p text:style-name="P24"><text:s text:c="11"/>{ <text:s text:c="3"/><text:span text:style-name="T13">U1_Cnt</text:span> --<text:span text:style-name="T11">=</text:span> ; <text:s text:c="4"/>// decrement it</text:p>
      <text:p text:style-name="P24"><text:s text:c="11"/><text:span text:style-name="T11">}</text:span></text:p>
      <text:p text:style-name="P24"><text:s text:c="11"/>if ( <text:span text:style-name="T13">U1_Cnt</text:span> == 0) <text:s text:c="4"/>// if it got to <text:span text:style-name="T11">0</text:span>, <text:span text:style-name="T11">or already was 0, </text:span>execute task </text:p>
      <text:p text:style-name="P24"><text:s text:c="11"/>{ <text:s text:c="3"/><text:span text:style-name="T13">U1_Task</text:span> ; <text:s text:c="7"/>//<text:span text:style-name="T13">call the task,</text:span> which would also set new value into <text:span text:style-name="T13">U1_Cnt</text:span></text:p>
      <text:p text:style-name="P27"><text:s text:c="16"/>ran_a_task = <text:span text:style-name="T14">TRUE</text:span> ; // <text:span text:style-name="T12">flag that we did run a task</text:span></text:p>
      <text:p text:style-name="P24"><text:s text:c="16"/>break ; <text:s text:c="9"/>// exit from <text:span text:style-name="T12">inner while, which restarts the outer </text:span>while</text:p>
      <text:p text:style-name="P24"><text:s text:c="11"/><text:span text:style-name="T12">}</text:span></text:p>
      <text:p text:style-name="P24"><text:s text:c="11"/><text:span text:style-name="T13">break ; <text:s text:c="11"/>// no tasks were runnable, exit inner while with ran_a_task = FALSE</text:span></text:p>
      <text:p text:style-name="P24"/>
      <text:p text:style-name="P24"><text:s text:c="8"/><text:span text:style-name="T14">} // while ( 1 == 1)</text:span></text:p>
      <text:p text:style-name="P24"/>
      <text:p text:style-name="P27"><text:s text:c="4"/><text:span text:style-name="T14">}</text:span> // <text:span text:style-name="T14">while (ran_a_task == TRUE)</text:span></text:p>
      <text:p text:style-name="P27"><text:s/></text:p>
      <text:p text:style-name="P26">} <text:span text:style-name="T17">if(saw_20usec_tick == TRUE)</text:span></text:p>
      <text:p text:style-name="P25"/>
      <text:p text:style-name="P25">} // void loop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5T16:15:50.743000000</meta:creation-date>
    <dc:title>portrait-dae</dc:title>
    <meta:editing-duration>PT1H49M37S</meta:editing-duration>
    <meta:editing-cycles>3</meta:editing-cycles>
    <meta:generator>LibreOffice/6.3.5.2$Windows_X86_64 LibreOffice_project/dd0751754f11728f69b42ee2af66670068624673</meta:generator>
    <dc:date>2020-04-26T01:26:15.300000000</dc:date>
    <meta:document-statistic meta:table-count="0" meta:image-count="0" meta:object-count="0" meta:page-count="3" meta:paragraph-count="99" meta:word-count="1167" meta:character-count="6925" meta:non-whitespace-character-count="5201"/>
    <meta:template xlink:type="simple" xlink:actuate="onRequest" xlink:title="portrait-dae" xlink:href="../../../../../../../AppData/Roaming/LibreOffice/4/user/template/portrait-dae.ott" meta:date="2020-04-25T16:15:49.837000000"/>
  </office:meta>
</office:document-meta>
</file>